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2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byssinica SIL"/>
    </style:style>
    <style:style style:name="P3" style:family="paragraph">
      <loext:graphic-properties draw:fill-color="#99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style:font-name="Abyssinica SI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Juegos</text:span></text:p>
          <text:p text:style-name="P1"><text:span text:style-name="T1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Puntos</text:span></text:p>
          <text:p text:style-name="P1"><text:span text:style-name="T1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Elipse 8" draw:style-name="gr4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5" draw:text-style-name="P7" draw:layer="layout" svg:width="4.604cm" svg:height="4.549cm" draw:transform="rotate (-0.752062374684356) translate (10.4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3-24T20:01:07.438695684</dc:date>
    <meta:editing-duration>PT7H8M5S</meta:editing-duration>
    <meta:editing-cycles>5</meta:editing-cycles>
    <meta:generator>LibreOffice/5.1.6.2$Linux_X86_64 LibreOffice_project/10m0$Build-2</meta:generator>
    <meta:document-statistic meta:object-count="35"/>
  </office:meta>
</office:document-meta>
</file>